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MU Serif" svg:font-family="CMU Serif" style:font-family-generic="system" style:font-pitch="variable" svg:panose-1="2 0 6 3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8236in" style:use-optimal-column-width="false"/>
    </style:style>
    <style:style style:name="TableColumn3" style:family="table-column">
      <style:table-column-properties style:column-width="1.9687in" style:use-optimal-column-width="false"/>
    </style:style>
    <style:style style:name="Table1" style:family="table" style:master-page-name="MP0">
      <style:table-properties style:width="6.7923in" fo:margin-left="0in" table:align="left"/>
    </style:style>
    <style:style style:name="TableRow4" style:family="table-row">
      <style:table-row-properties style:min-row-height="0.9638in" style:use-optimal-row-height="false"/>
    </style:style>
    <style:style style:name="TableCell5" style:family="table-cell">
      <style:table-cell-properties fo:border="0.0208in solid #000000" style:writing-mode="lr-tb" fo:padding-top="0in" fo:padding-left="0.0486in" fo:padding-bottom="0in" fo:padding-right="0.0486in"/>
    </style:style>
    <style:style style:name="P6" style:parent-style-name="Normal" style:family="paragraph">
      <style:paragraph-properties fo:break-before="page" fo:margin-top="0.0833in" fo:margin-bottom="0in" fo:line-height="100%"/>
    </style:style>
    <style:style style:name="T7" style:parent-style-name="DefaultParagraphFont" style:family="text">
      <style:text-properties style:font-name="Times New Roman" style:font-name-asian="Times New Roman" fo:font-weight="bold" style:font-weight-asian="bold" fo:font-size="18pt" style:font-size-asian="18pt" style:font-size-complex="18pt" fo:language="ca" fo:country="ES" style:language-asian="es" style:country-asian="ES"/>
    </style:style>
    <style:style style:name="P8" style:parent-style-name="Normal" style:family="paragraph">
      <style:paragraph-properties fo:text-align="justify" fo:margin-top="0.0833in" fo:margin-bottom="0in" fo:line-height="100%"/>
      <style:text-properties style:font-name="Times New Roman" style:font-name-asian="Times New Roman" fo:font-size="12pt" style:font-size-asian="12pt" style:font-size-complex="12pt" fo:language="ca" fo:country="ES" style:language-asian="es" style:country-asian="ES"/>
    </style:style>
    <style:style style:name="P9" style:parent-style-name="Normal" style:family="paragraph">
      <style:paragraph-properties fo:text-align="justify" fo:margin-top="0.0833in" fo:margin-bottom="0in" fo:line-height="100%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 fo:language="ca" fo:country="ES" style:language-asian="es" style:country-asian="ES"/>
    </style:style>
    <style:style style:name="TableCell11" style:family="table-cell">
      <style:table-cell-properties fo:border="0.0208in solid #000000" style:writing-mode="lr-tb" fo:padding-top="0in" fo:padding-left="0.0486in" fo:padding-bottom="0in" fo:padding-right="0.0486in"/>
    </style:style>
    <style:style style:name="P12" style:parent-style-name="Normal" style:family="paragraph">
      <style:paragraph-properties fo:text-align="justify" fo:margin-top="0.0833in" fo:margin-bottom="0in" fo:line-height="100%"/>
      <style:text-properties style:font-name="Times New Roman" style:font-name-asian="Times New Roman" fo:font-size="12pt" style:font-size-asian="12pt" style:font-size-complex="12pt" fo:language="ca" fo:country="ES" style:language-asian="es" style:country-asian="ES"/>
    </style:style>
    <style:style style:name="P13" style:parent-style-name="Normal" style:family="paragraph">
      <style:paragraph-properties fo:text-align="justify" fo:margin-top="0.0833in" fo:margin-bottom="0in" fo:line-height="100%"/>
      <style:text-properties style:font-name="Times New Roman" style:font-name-asian="Times New Roman" fo:font-size="12pt" style:font-size-asian="12pt" style:font-size-complex="12pt" fo:language="ca" fo:country="ES" style:language-asian="es" style:country-asian="ES"/>
    </style:style>
    <style:style style:name="P14" style:parent-style-name="Normal" style:family="paragraph">
      <style:paragraph-properties fo:text-align="justify" fo:margin-top="0.0833in" fo:margin-bottom="0in" fo:line-height="100%"/>
      <style:text-properties style:font-name="Times New Roman" style:font-name-asian="Times New Roman" fo:font-size="12pt" style:font-size-asian="12pt" style:font-size-complex="12pt" fo:language="ca" fo:country="ES" style:language-asian="es" style:country-asian="ES"/>
    </style:style>
    <style:style style:name="P15" style:parent-style-name="Normal" style:family="paragraph">
      <style:paragraph-properties fo:margin-top="0.1666in" fo:margin-bottom="0in" fo:line-height="100%"/>
      <style:text-properties style:font-name="Times New Roman" style:font-name-asian="Times New Roman" fo:font-size="14pt" style:font-size-asian="14pt" style:font-size-complex="14pt" fo:language="ca" fo:country="ES" style:language-asian="ca" style:country-asian="ES"/>
    </style:style>
    <style:style style:name="P16" style:parent-style-name="Normal" style:family="paragraph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7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8" style:parent-style-name="Normal" style:family="paragraph">
      <style:text-properties fo:language="ca" fo:country="ES"/>
    </style:style>
    <style:style style:name="P19" style:parent-style-name="Normal" style:family="paragraph">
      <style:text-properties fo:language="ca" fo:country="ES"/>
    </style:style>
    <style:style style:name="P20" style:parent-style-name="Normal" style:family="paragraph">
      <style:text-properties fo:language="ca" fo:country="ES"/>
    </style:style>
    <style:style style:name="P21" style:parent-style-name="Normal" style:family="paragraph">
      <style:text-properties fo:language="ca" fo:country="ES"/>
    </style:style>
    <style:style style:name="P22" style:parent-style-name="Normal" style:family="paragraph">
      <style:text-properties fo:language="ca" fo:country="ES"/>
    </style:style>
    <style:style style:name="P23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Times New Roman" style:font-name-asian="Times New Roman" fo:font-size="14pt" style:font-size-asian="14pt" style:font-size-complex="14pt" fo:language="ca" fo:country="ES" style:language-asian="ca" style:country-asian="ES"/>
    </style:style>
    <style:style style:name="T26" style:parent-style-name="DefaultParagraphFont" style:family="text">
      <style:text-properties fo:font-style="italic" style:font-style-asian="italic" fo:language="ca" fo:country="ES"/>
    </style:style>
    <style:style style:name="T27" style:parent-style-name="DefaultParagraphFont" style:family="text">
      <style:text-properties style:text-position="sub 63.6%" fo:language="ca" fo:country="ES"/>
    </style:style>
    <style:style style:name="T28" style:parent-style-name="DefaultParagraphFont" style:family="text">
      <style:text-properties style:text-position="super 63.6%" fo:language="ca" fo:country="ES"/>
    </style:style>
    <style:style style:name="T29" style:parent-style-name="DefaultParagraphFont" style:family="text">
      <style:text-properties fo:language="ca" fo:country="ES"/>
    </style:style>
    <style:style style:name="T30" style:parent-style-name="DefaultParagraphFont" style:family="text">
      <style:text-properties fo:font-style="italic" style:font-style-asian="italic" fo:language="ca" fo:country="ES"/>
    </style:style>
    <style:style style:name="T31" style:parent-style-name="DefaultParagraphFont" style:family="text">
      <style:text-properties style:text-position="sub 63.6%" fo:language="ca" fo:country="ES"/>
    </style:style>
    <style:style style:name="T32" style:parent-style-name="DefaultParagraphFont" style:family="text">
      <style:text-properties fo:language="ca" fo:country="ES"/>
    </style:style>
    <style:style style:name="T33" style:parent-style-name="DefaultParagraphFont" style:family="text">
      <style:text-properties fo:font-style="italic" style:font-style-asian="italic" fo:language="ca" fo:country="ES"/>
    </style:style>
    <style:style style:name="T34" style:parent-style-name="DefaultParagraphFont" style:family="text">
      <style:text-properties style:text-position="sub 63.6%" fo:language="ca" fo:country="ES"/>
    </style:style>
    <style:style style:name="T35" style:parent-style-name="DefaultParagraphFont" style:family="text">
      <style:text-properties fo:language="ca" fo:country="ES"/>
    </style:style>
    <style:style style:name="T36" style:parent-style-name="DefaultParagraphFont" style:family="text">
      <style:text-properties fo:font-style="italic" style:font-style-asian="italic" fo:language="ca" fo:country="ES"/>
    </style:style>
    <style:style style:name="T37" style:parent-style-name="DefaultParagraphFont" style:family="text">
      <style:text-properties style:text-position="sub 63.6%" fo:language="ca" fo:country="ES"/>
    </style:style>
    <style:style style:name="T38" style:parent-style-name="DefaultParagraphFont" style:family="text">
      <style:text-properties style:text-position="super 63.6%" fo:language="ca" fo:country="ES"/>
    </style:style>
    <style:style style:name="T39" style:parent-style-name="DefaultParagraphFont" style:family="text">
      <style:text-properties fo:language="ca" fo:country="ES"/>
    </style:style>
    <style:style style:name="T40" style:parent-style-name="DefaultParagraphFont" style:family="text">
      <style:text-properties fo:font-style="italic" style:font-style-asian="italic" fo:language="ca" fo:country="ES"/>
    </style:style>
    <style:style style:name="T41" style:parent-style-name="DefaultParagraphFont" style:family="text">
      <style:text-properties style:text-position="sub 63.6%" fo:language="ca" fo:country="ES"/>
    </style:style>
    <style:style style:name="T42" style:parent-style-name="DefaultParagraphFont" style:family="text">
      <style:text-properties fo:language="ca" fo:country="ES"/>
    </style:style>
    <style:style style:name="T43" style:parent-style-name="DefaultParagraphFont" style:family="text">
      <style:text-properties fo:font-style="italic" style:font-style-asian="italic" fo:language="ca" fo:country="ES"/>
    </style:style>
    <style:style style:name="T44" style:parent-style-name="DefaultParagraphFont" style:family="text">
      <style:text-properties style:text-position="sub 63.6%" fo:language="ca" fo:country="ES"/>
    </style:style>
    <style:style style:name="T45" style:parent-style-name="DefaultParagraphFont" style:family="text">
      <style:text-properties fo:language="ca" fo:country="ES"/>
    </style:style>
    <style:style style:name="T46" style:parent-style-name="DefaultParagraphFont" style:family="text">
      <style:text-properties style:font-name="Times New Roman" style:font-name-asian="Times New Roman" fo:font-size="14pt" style:font-size-asian="14pt" style:font-size-complex="14pt" fo:language="ca" fo:country="ES" style:language-asian="ca" style:country-asian="ES"/>
    </style:style>
    <style:style style:name="P47" style:parent-style-name="Normal" style:family="paragraph">
      <style:paragraph-properties fo:margin-top="0.1666in" fo:margin-bottom="0in" fo:line-height="100%"/>
    </style:style>
    <style:style style:name="T48" style:parent-style-name="DefaultParagraphFont" style:family="text">
      <style:text-properties style:font-name="CMU Serif" style:font-name-asian="Times New Roman" style:font-name-complex="CMU Serif" style:font-style-complex="italic" fo:font-size="12pt" style:font-size-asian="12pt" style:font-size-complex="10pt" fo:language="ca" fo:country="ES" style:language-asian="ca" style:country-asian="ES"/>
    </style:style>
    <style:style style:name="T4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50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51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52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53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54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55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56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57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58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5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60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T61" style:parent-style-name="DefaultParagraphFont" style:family="text">
      <style:text-properties style:font-name="Times New Roman" style:font-name-asian="Times New Roman" fo:font-size="14pt" style:font-size-asian="14pt" style:font-size-complex="14pt" fo:language="ca" fo:country="ES" style:language-asian="ca" style:country-asian="ES"/>
    </style:style>
    <style:style style:name="T62" style:parent-style-name="DefaultParagraphFont" style:family="text">
      <style:text-properties style:font-name="Times New Roman" style:font-name-asian="Times New Roman" fo:font-size="14pt" style:font-size-asian="14pt" style:font-size-complex="14pt" fo:language="ca" fo:country="ES" style:language-asian="ca" style:country-asian="ES"/>
    </style:style>
    <style:style style:name="P63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0pt" fo:language="ca" fo:country="ES" style:language-asian="ca" style:country-asian="ES"/>
    </style:style>
    <style:style style:name="TableColumn65" style:family="table-column">
      <style:table-column-properties style:column-width="1.8208in" style:use-optimal-column-width="false"/>
    </style:style>
    <style:style style:name="TableColumn66" style:family="table-column">
      <style:table-column-properties style:column-width="1.8215in" style:use-optimal-column-width="false"/>
    </style:style>
    <style:style style:name="Table64" style:family="table">
      <style:table-properties style:width="3.6423in" fo:margin-left="0.0486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9" style:parent-style-name="Normal" style:family="paragraph">
      <style:paragraph-properties fo:text-align="justify" fo:margin-bottom="0in" fo:line-height="100%"/>
    </style:style>
    <style:style style:name="T7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71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72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73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7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5" style:parent-style-name="Normal" style:family="paragraph">
      <style:paragraph-properties fo:text-align="justify" fo:margin-bottom="0in" fo:line-height="100%"/>
    </style:style>
    <style:style style:name="T76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77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7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7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2" style:parent-style-name="Normal" style:family="paragraph">
      <style:paragraph-properties fo:text-align="justify" fo:margin-bottom="0in" fo:line-height="100%"/>
    </style:style>
    <style:style style:name="T83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84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85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86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87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8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9" style:parent-style-name="Normal" style:family="paragraph">
      <style:paragraph-properties fo:text-align="justify" fo:margin-bottom="0in" fo:line-height="100%"/>
    </style:style>
    <style:style style:name="T9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91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92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9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94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7" style:parent-style-name="Normal" style:family="paragraph">
      <style:paragraph-properties fo:text-align="justify" fo:margin-bottom="0in" fo:line-height="100%"/>
    </style:style>
    <style:style style:name="T98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99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00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101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02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10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4" style:parent-style-name="Normal" style:family="paragraph">
      <style:paragraph-properties fo:text-align="justify" fo:margin-bottom="0in" fo:line-height="100%"/>
    </style:style>
    <style:style style:name="T105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06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07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10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0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P110" style:parent-style-name="Normal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11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12" style:parent-style-name="Normal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13" style:parent-style-name="Normal" style:family="paragraph">
      <style:paragraph-properties fo:break-before="page"/>
      <style:text-properties fo:language="ca" fo:country="ES"/>
    </style:style>
    <style:style style:name="P114" style:parent-style-name="Normal" style:family="paragraph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15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16" style:parent-style-name="Normal" style:family="paragraph">
      <style:text-properties fo:language="ca" fo:country="ES"/>
    </style:style>
    <style:style style:name="P117" style:parent-style-name="Normal" style:family="paragraph">
      <style:text-properties fo:language="ca" fo:country="ES"/>
    </style:style>
    <style:style style:name="P118" style:parent-style-name="Normal" style:family="paragraph">
      <style:text-properties fo:language="ca" fo:country="ES"/>
    </style:style>
    <style:style style:name="P119" style:parent-style-name="Normal" style:family="paragraph">
      <style:text-properties fo:language="ca" fo:country="ES"/>
    </style:style>
    <style:style style:name="P120" style:parent-style-name="Normal" style:family="paragraph">
      <style:text-properties fo:language="ca" fo:country="ES"/>
    </style:style>
    <style:style style:name="P121" style:parent-style-name="Normal" style:family="paragraph">
      <style:text-properties fo:language="ca" fo:country="ES"/>
    </style:style>
    <style:style style:name="P122" style:parent-style-name="Normal" style:family="paragraph">
      <style:text-properties fo:language="ca" fo:country="ES"/>
    </style:style>
    <style:style style:name="P123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T126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T127" style:parent-style-name="DefaultParagraphFont" style:family="text">
      <style:text-properties style:font-name="Times New Roman" style:font-name-asian="Times New Roman" fo:font-size="14pt" style:font-size-asian="14pt" style:font-size-complex="14pt" fo:language="ca" fo:country="ES" style:language-asian="ca" style:country-asian="ES"/>
    </style:style>
    <style:style style:name="T128" style:parent-style-name="DefaultParagraphFont" style:family="text">
      <style:text-properties style:font-name="CMU Serif" style:font-name-asian="Times New Roman" style:font-name-complex="CMU Serif" style:font-style-complex="italic" fo:font-size="12pt" style:font-size-asian="12pt" style:font-size-complex="10pt" fo:language="ca" fo:country="ES" style:language-asian="ca" style:country-asian="ES"/>
    </style:style>
    <style:style style:name="T12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130" style:parent-style-name="DefaultParagraphFont" style:family="text">
      <style:text-properties fo:language="ca" fo:country="ES"/>
    </style:style>
    <style:style style:name="P131" style:parent-style-name="Normal" style:family="paragraph">
      <style:paragraph-properties fo:text-align="justify" fo:margin-top="0.0833in" fo:margin-bottom="0in" fo:line-height="100%"/>
      <style:text-properties style:font-name="Times New Roman" style:font-name-asian="Times New Roman" fo:font-size="12pt" style:font-size-asian="12pt" style:font-size-complex="10pt" fo:language="ca" fo:country="ES" style:language-asian="ca" style:country-asian="ES"/>
    </style:style>
    <style:style style:name="TableColumn133" style:family="table-column">
      <style:table-column-properties style:column-width="1.8208in" style:use-optimal-column-width="false"/>
    </style:style>
    <style:style style:name="TableColumn134" style:family="table-column">
      <style:table-column-properties style:column-width="1.8215in" style:use-optimal-column-width="false"/>
    </style:style>
    <style:style style:name="Table132" style:family="table">
      <style:table-properties style:width="3.6423in" fo:margin-left="0.0486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37" style:parent-style-name="Normal" style:family="paragraph">
      <style:paragraph-properties fo:text-align="justify" fo:margin-bottom="0in" fo:line-height="100%"/>
    </style:style>
    <style:style style:name="T138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39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40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14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42" style:parent-style-name="Normal" style:family="paragraph">
      <style:paragraph-properties fo:text-align="justify" fo:margin-bottom="0in" fo:line-height="100%"/>
    </style:style>
    <style:style style:name="T143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44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45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48" style:parent-style-name="Normal" style:family="paragraph">
      <style:paragraph-properties fo:text-align="justify" fo:margin-bottom="0in" fo:line-height="100%"/>
    </style:style>
    <style:style style:name="T149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5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5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15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3" style:parent-style-name="Normal" style:family="paragraph">
      <style:paragraph-properties fo:text-align="justify" fo:margin-bottom="0in" fo:line-height="100%"/>
    </style:style>
    <style:style style:name="T154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5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5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9" style:parent-style-name="Normal" style:family="paragraph">
      <style:paragraph-properties fo:text-align="justify" fo:margin-bottom="0in" fo:line-height="100%"/>
    </style:style>
    <style:style style:name="T16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61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62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16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64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0pt" fo:language="ca" fo:country="ES" style:language-asian="ca" style:country-asian="ES"/>
    </style:style>
    <style:style style:name="P165" style:parent-style-name="Normal" style:family="paragraph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TableColumn167" style:family="table-column">
      <style:table-column-properties style:column-width="1.8208in" style:use-optimal-column-width="false"/>
    </style:style>
    <style:style style:name="TableColumn168" style:family="table-column">
      <style:table-column-properties style:column-width="1.8215in" style:use-optimal-column-width="false"/>
    </style:style>
    <style:style style:name="Table166" style:family="table">
      <style:table-properties style:width="3.6423in" fo:margin-left="0.0486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71" style:parent-style-name="Normal" style:family="paragraph">
      <style:paragraph-properties fo:text-align="justify" fo:margin-bottom="0in" fo:line-height="100%"/>
    </style:style>
    <style:style style:name="T172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7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74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17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7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17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78" style:parent-style-name="Normal" style:family="paragraph">
      <style:paragraph-properties fo:text-align="justify" fo:margin-bottom="0in" fo:line-height="100%"/>
    </style:style>
    <style:style style:name="T179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8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81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182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83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86" style:parent-style-name="Normal" style:family="paragraph">
      <style:paragraph-properties fo:text-align="justify" fo:margin-bottom="0in" fo:line-height="100%"/>
    </style:style>
    <style:style style:name="T187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8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89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19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9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19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93" style:parent-style-name="Normal" style:family="paragraph">
      <style:paragraph-properties fo:text-align="justify" fo:margin-bottom="0in" fo:line-height="100%"/>
    </style:style>
    <style:style style:name="T194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19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96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197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198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01" style:parent-style-name="Normal" style:family="paragraph">
      <style:paragraph-properties fo:text-align="justify" fo:margin-bottom="0in" fo:line-height="100%"/>
    </style:style>
    <style:style style:name="T202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0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04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0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0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20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08" style:parent-style-name="Normal" style:family="paragraph">
      <style:paragraph-properties fo:text-align="justify" fo:margin-bottom="0in" fo:line-height="100%"/>
    </style:style>
    <style:style style:name="T209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1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11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12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13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16" style:parent-style-name="Normal" style:family="paragraph">
      <style:paragraph-properties fo:text-align="justify" fo:margin-bottom="0in" fo:line-height="100%"/>
    </style:style>
    <style:style style:name="T217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1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19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2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2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22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23" style:parent-style-name="Normal" style:family="paragraph">
      <style:paragraph-properties fo:text-align="justify" fo:margin-bottom="0in" fo:line-height="100%"/>
    </style:style>
    <style:style style:name="T224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2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26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27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28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31" style:parent-style-name="Normal" style:family="paragraph">
      <style:paragraph-properties fo:text-align="justify" fo:margin-bottom="0in" fo:line-height="100%"/>
    </style:style>
    <style:style style:name="T232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33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234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3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3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23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38" style:parent-style-name="Normal" style:family="paragraph">
      <style:paragraph-properties fo:text-align="justify" fo:margin-bottom="0in" fo:line-height="100%"/>
    </style:style>
    <style:style style:name="T239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4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241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42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43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46" style:parent-style-name="Normal" style:family="paragraph">
      <style:paragraph-properties fo:text-align="justify" fo:margin-bottom="0in" fo:line-height="100%"/>
    </style:style>
    <style:style style:name="T247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48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249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5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5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25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53" style:parent-style-name="Normal" style:family="paragraph">
      <style:paragraph-properties fo:text-align="justify" fo:margin-bottom="0in" fo:line-height="100%"/>
    </style:style>
    <style:style style:name="T254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55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256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57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58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P259" style:parent-style-name="Normal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60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61" style:parent-style-name="Normal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62" style:parent-style-name="Normal" style:family="paragraph">
      <style:paragraph-properties fo:break-before="page"/>
      <style:text-properties fo:language="ca" fo:country="ES"/>
    </style:style>
    <style:style style:name="P263" style:parent-style-name="Normal" style:family="paragraph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6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65" style:parent-style-name="Normal" style:family="paragraph">
      <style:text-properties fo:language="ca" fo:country="ES"/>
    </style:style>
    <style:style style:name="P266" style:parent-style-name="Normal" style:family="paragraph">
      <style:text-properties fo:language="ca" fo:country="ES"/>
    </style:style>
    <style:style style:name="P267" style:parent-style-name="Normal" style:family="paragraph">
      <style:text-properties fo:language="ca" fo:country="ES"/>
    </style:style>
    <style:style style:name="P268" style:parent-style-name="Normal" style:family="paragraph">
      <style:text-properties fo:language="ca" fo:country="ES"/>
    </style:style>
    <style:style style:name="P269" style:parent-style-name="Normal" style:family="paragraph">
      <style:text-properties fo:language="ca" fo:country="ES"/>
    </style:style>
    <style:style style:name="P270" style:parent-style-name="Normal" style:family="paragraph">
      <style:text-properties fo:language="ca" fo:country="ES"/>
    </style:style>
    <style:style style:name="P271" style:parent-style-name="Normal" style:family="paragraph">
      <style:text-properties fo:language="ca" fo:country="ES"/>
    </style:style>
    <style:style style:name="P272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273" style:parent-style-name="Normal" style:family="paragraph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TableColumn275" style:family="table-column">
      <style:table-column-properties style:column-width="1.8208in" style:use-optimal-column-width="false"/>
    </style:style>
    <style:style style:name="TableColumn276" style:family="table-column">
      <style:table-column-properties style:column-width="1.8215in" style:use-optimal-column-width="false"/>
    </style:style>
    <style:style style:name="Table274" style:family="table">
      <style:table-properties style:width="3.6423in" fo:margin-left="0.0486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79" style:parent-style-name="Normal" style:family="paragraph">
      <style:paragraph-properties fo:text-align="justify" fo:margin-bottom="0in" fo:line-height="100%"/>
    </style:style>
    <style:style style:name="T28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81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82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8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84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28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86" style:parent-style-name="Normal" style:family="paragraph">
      <style:paragraph-properties fo:text-align="justify" fo:margin-bottom="0in" fo:line-height="100%"/>
    </style:style>
    <style:style style:name="T287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8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89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9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9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94" style:parent-style-name="Normal" style:family="paragraph">
      <style:paragraph-properties fo:text-align="justify" fo:margin-bottom="0in" fo:line-height="100%"/>
    </style:style>
    <style:style style:name="T295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296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97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29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29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30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01" style:parent-style-name="Normal" style:family="paragraph">
      <style:paragraph-properties fo:text-align="justify" fo:margin-bottom="0in" fo:line-height="100%"/>
    </style:style>
    <style:style style:name="T302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0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04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0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0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fo:text-align="justify" fo:margin-bottom="0in" fo:line-height="100%"/>
    </style:style>
    <style:style style:name="T31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11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12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1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14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31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16" style:parent-style-name="Normal" style:family="paragraph">
      <style:paragraph-properties fo:text-align="justify" fo:margin-bottom="0in" fo:line-height="100%"/>
    </style:style>
    <style:style style:name="T317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1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19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2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2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24" style:parent-style-name="Normal" style:family="paragraph">
      <style:paragraph-properties fo:text-align="justify" fo:margin-bottom="0in" fo:line-height="100%"/>
    </style:style>
    <style:style style:name="T325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26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27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2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2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33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31" style:parent-style-name="Normal" style:family="paragraph">
      <style:paragraph-properties fo:text-align="justify" fo:margin-bottom="0in" fo:line-height="100%"/>
    </style:style>
    <style:style style:name="T332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3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34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3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3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39" style:parent-style-name="Normal" style:family="paragraph">
      <style:paragraph-properties fo:text-align="justify" fo:margin-bottom="0in" fo:line-height="100%"/>
    </style:style>
    <style:style style:name="T340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41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342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43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44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34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46" style:parent-style-name="Normal" style:family="paragraph">
      <style:paragraph-properties fo:text-align="justify" fo:margin-bottom="0in" fo:line-height="100%"/>
    </style:style>
    <style:style style:name="T347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48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349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50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51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54" style:parent-style-name="Normal" style:family="paragraph">
      <style:paragraph-properties fo:text-align="justify" fo:margin-bottom="0in" fo:line-height="100%"/>
    </style:style>
    <style:style style:name="T355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56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357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58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59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TableCell36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61" style:parent-style-name="Normal" style:family="paragraph">
      <style:paragraph-properties fo:text-align="justify" fo:margin-bottom="0in" fo:line-height="100%"/>
    </style:style>
    <style:style style:name="T362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fo:font-size="12pt" style:font-size-asian="12pt" style:font-size-complex="10pt" fo:language="ca" fo:country="ES" style:language-asian="ca" style:country-asian="ES"/>
    </style:style>
    <style:style style:name="T363" style:parent-style-name="DefaultParagraphFont" style:family="text">
      <style:text-properties style:font-name="CMU Serif" style:font-name-asian="Times New Roman" style:font-name-complex="CMU Serif" fo:font-style="italic" style:font-style-asian="italic" style:font-style-complex="italic" style:text-position="-10% 100%" fo:font-size="12pt" style:font-size-asian="12pt" style:font-size-complex="10pt" fo:language="ca" fo:country="ES" style:language-asian="ca" style:country-asian="ES"/>
    </style:style>
    <style:style style:name="T364" style:parent-style-name="DefaultParagraphFont" style:family="text">
      <style:text-properties style:font-name="CMU Serif" style:font-name-asian="Times New Roman" style:font-name-complex="CMU Serif" style:text-position="50% 100%" fo:font-size="12pt" style:font-size-asian="12pt" style:font-size-complex="10pt" fo:language="ca" fo:country="ES" style:language-asian="ca" style:country-asian="ES"/>
    </style:style>
    <style:style style:name="T365" style:parent-style-name="DefaultParagraphFont" style:family="text">
      <style:text-properties style:font-name="CMU Serif" style:font-name-asian="Times New Roman" style:font-name-complex="CMU Serif" style:text-position="-10% 100%" fo:font-size="12pt" style:font-size-asian="12pt" style:font-size-complex="10pt" fo:language="ca" fo:country="ES" style:language-asian="ca" style:country-asian="ES"/>
    </style:style>
    <style:style style:name="T366" style:parent-style-name="DefaultParagraphFont" style:family="text">
      <style:text-properties style:font-name="CMU Serif" style:font-name-asian="Times New Roman" style:font-name-complex="CMU Serif" fo:font-size="12pt" style:font-size-asian="12pt" style:font-size-complex="10pt" fo:language="ca" fo:country="ES" style:language-asian="ca" style:country-asian="ES"/>
    </style:style>
    <style:style style:name="P367" style:parent-style-name="Normal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368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center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369" style:parent-style-name="Normal" style:family="paragraph">
      <style:paragraph-properties fo:text-align="justify" fo:margin-bottom="0in" fo:line-height="100%"/>
      <style:text-properties style:font-name="Times New Roman" style:font-name-asian="Times New Roman" fo:font-weight="bold" style:font-weight-asian="bold" fo:font-size="14pt" style:font-size-asian="14pt" style:font-size-complex="14pt" fo:language="ca" fo:country="ES" style:language-asian="ca" style:country-asian="ES"/>
    </style:style>
    <style:style style:name="P370" style:parent-style-name="Normal" style:family="paragraph">
      <style:text-properties fo:language="ca" fo:country="ES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Pràctica virtual<text:s/></text:span></text:p>
            <text:p text:style-name="P8">Grup: <text:s text:c="14"/>Cognoms: <text:s text:c="45"/></text:p>
            <text:p text:style-name="P9"><text:span text:style-name="T10"><text:s text:c="25"/>Nom:</text:span></text:p>
          </table:table-cell>
          <table:table-cell table:style-name="TableCell11">
            <text:p text:style-name="P12">Data:</text:p>
            <text:p text:style-name="P13"/>
            <text:p text:style-name="P14">Qualificació:</text:p>
          </table:table-cell>
        </table:table-row>
      </table:table>
      <text:p text:style-name="P15">Podeu afegir més fulls si us falta per<text:s/>algun dels exercicis<text:s/></text:p>
      <text:p text:style-name="P16">2.1 Divisor de tensió<text:line-break/></text:p>
      <text:p text:style-name="P17">Resolució del problema previ (apartat 1.3)</text:p>
      <text:p text:style-name="P18"/>
      <text:p text:style-name="P19"/>
      <text:p text:style-name="P20"/>
      <text:p text:style-name="P21"/>
      <text:p text:style-name="P22"/>
      <text:p text:style-name="P23">Valors mesurats</text:p>
      <text:p text:style-name="P24"><text:span text:style-name="T25">valors “aleatoris” de les resistències,<text:s/></text:span><text:span text:style-name="T26">R</text:span><text:span text:style-name="T27">1</text:span><text:span text:style-name="T28">*</text:span><text:span text:style-name="T29">=</text:span><text:span text:style-name="T30">R</text:span><text:span text:style-name="T31">1</text:span><text:span text:style-name="T32">+</text:span><text:span text:style-name="T33">n</text:span><text:span text:style-name="T34">1</text:span><text:span text:style-name="T35">-5, <text:s/></text:span><text:span text:style-name="T36">R</text:span><text:span text:style-name="T37">2</text:span><text:span text:style-name="T38">*</text:span><text:span text:style-name="T39">=</text:span><text:span text:style-name="T40">R</text:span><text:span text:style-name="T41">2</text:span><text:span text:style-name="T42">+</text:span><text:span text:style-name="T43">n</text:span><text:span text:style-name="T44">2</text:span><text:span text:style-name="T45">-5</text:span><text:span text:style-name="T46"><text:s/></text:span></text:p>
      <text:p text:style-name="P47"><text:span text:style-name="T48">DNI<text:s/></text:span><text:span text:style-name="T49">:</text:span><text:span text:style-name="T50"><text:line-break/></text:span><text:span text:style-name="T51">R</text:span><text:span text:style-name="T52">1</text:span><text:span text:style-name="T53">(100Ω) =<text:s/></text:span><text:span text:style-name="T54"><text:line-break/></text:span><text:span text:style-name="T55">R</text:span><text:span text:style-name="T56">2</text:span><text:span text:style-name="T57">(200Ω) =</text:span><text:span text:style-name="T58"><text:line-break/></text:span><text:span text:style-name="T59"><text:line-break/></text:span><text:span text:style-name="T60">Intensitats teòriques i experimentals<text:s/></text:span><text:span text:style-name="T61">(els valors<text:s/></text:span><text:span text:style-name="T62">teòrics són els que resulten al problema previ, on heu utilitzat els valors nominals)</text:span></text:p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I</text:span><text:span text:style-name="T71">te</text:span><text:span text:style-name="T72"><text:s/></text:span><text:span text:style-name="T73">=</text:span></text:p>
          </table:table-cell>
          <table:table-cell table:style-name="TableCell74">
            <text:p text:style-name="P75"><text:span text:style-name="T76">I</text:span><text:span text:style-name="T77">ex</text:span><text:span text:style-name="T78"><text:s/></text:span><text:span text:style-name="T79">=</text:span></text:p>
          </table:table-cell>
        </table:table-row>
        <table:table-row table:style-name="TableRow80">
          <table:table-cell table:style-name="TableCell81">
            <text:p text:style-name="P82"><text:span text:style-name="T83">V</text:span><text:span text:style-name="T84">AB</text:span><text:span text:style-name="T85">te</text:span><text:span text:style-name="T86"><text:s/></text:span><text:span text:style-name="T87">=</text:span></text:p>
          </table:table-cell>
          <table:table-cell table:style-name="TableCell88">
            <text:p text:style-name="P89"><text:span text:style-name="T90">V</text:span><text:span text:style-name="T91">AB</text:span><text:span text:style-name="T92">ex</text:span><text:span text:style-name="T93"><text:s/></text:span><text:span text:style-name="T94">=</text:span></text:p>
          </table:table-cell>
        </table:table-row>
        <table:table-row table:style-name="TableRow95">
          <table:table-cell table:style-name="TableCell96">
            <text:p text:style-name="P97"><text:span text:style-name="T98">V</text:span><text:span text:style-name="T99">BC</text:span><text:span text:style-name="T100">te</text:span><text:span text:style-name="T101"><text:s/></text:span><text:span text:style-name="T102">=</text:span></text:p>
          </table:table-cell>
          <table:table-cell table:style-name="TableCell103">
            <text:p text:style-name="P104"><text:span text:style-name="T105">V</text:span><text:span text:style-name="T106">BC</text:span><text:span text:style-name="T107">ex</text:span><text:span text:style-name="T108"><text:s/></text:span><text:span text:style-name="T109">=</text:span></text:p>
          </table:table-cell>
        </table:table-row>
      </table:table>
      <text:p text:style-name="P110"/>
      <text:p text:style-name="P111">Captura de pantalla del circuit implementat amb una eina de simulació</text:p>
      <text:p text:style-name="P112"/>
      <text:p text:style-name="P113"/>
      <text:p text:style-name="P114">2.2 Resistència equivalent: Circuit 1<text:line-break/></text:p>
      <text:p text:style-name="P115">Resolució<text:s/>del problema previ (apartat 1.4)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Valors mesurats</text:p>
      <text:p text:style-name="P124"><text:span text:style-name="T125">Resistència equivalent</text:span><text:span text:style-name="T126"><text:line-break/></text:span><text:span text:style-name="T127">valors “aleatoris” de les resistències</text:span></text:p>
      <text:p text:style-name="Normal"><text:span text:style-name="T128">DNI<text:s/></text:span><text:span text:style-name="T129">:</text:span><text:span text:style-name="T130"><draw:frame draw:z-index="251658240" draw:id="id0" draw:style-name="a0" draw:name="Text Box 1" text:anchor-type="paragraph" svg:x="0in" svg:y="0.0791in" svg:width="1.91667in" svg:height="0.63264in" style:rel-width="scale" style:rel-height="scale"><draw:text-box><text:p text:style-name="P131"/></draw:text-box><svg:title/><svg:desc/></draw:frame></text:span>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<text:span text:style-name="T138">R</text:span><text:span text:style-name="T139">1</text:span><text:span text:style-name="T140">(100Ω)=</text:span></text:p>
          </table:table-cell>
          <table:table-cell table:style-name="TableCell141">
            <text:p text:style-name="P142"><text:span text:style-name="T143">R</text:span><text:span text:style-name="T144">4</text:span><text:span text:style-name="T145">(100Ω)=</text:span></text:p>
          </table:table-cell>
        </table:table-row>
        <table:table-row table:style-name="TableRow146">
          <table:table-cell table:style-name="TableCell147">
            <text:p text:style-name="P148"><text:span text:style-name="T149">R</text:span><text:span text:style-name="T150">2</text:span><text:span text:style-name="T151">(100Ω)=</text:span></text:p>
          </table:table-cell>
          <table:table-cell table:style-name="TableCell152">
            <text:p text:style-name="P153"><text:span text:style-name="T154">R</text:span><text:span text:style-name="T155">5</text:span><text:span text:style-name="T156">(100Ω)=</text:span></text:p>
          </table:table-cell>
        </table:table-row>
        <table:table-row table:style-name="TableRow157">
          <table:table-cell table:style-name="TableCell158">
            <text:p text:style-name="P159"><text:span text:style-name="T160">R</text:span><text:span text:style-name="T161">3</text:span><text:span text:style-name="T162">(100Ω)=</text:span></text:p>
          </table:table-cell>
          <table:table-cell table:style-name="TableCell163">
            <text:p text:style-name="P164"/>
          </table:table-cell>
        </table:table-row>
      </table:table>
      <text:p text:style-name="P165">Circuit 1<text:s/></text:p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<text:span text:style-name="T172">V</text:span><text:span text:style-name="T173">C</text:span><text:span text:style-name="T174">te</text:span><text:span text:style-name="T175"><text:s/></text:span><text:span text:style-name="T176">=</text:span></text:p>
          </table:table-cell>
          <table:table-cell table:style-name="TableCell177">
            <text:p text:style-name="P178"><text:span text:style-name="T179">V</text:span><text:span text:style-name="T180">C</text:span><text:span text:style-name="T181">ex</text:span><text:span text:style-name="T182"><text:s/></text:span><text:span text:style-name="T183">=</text:span></text:p>
          </table:table-cell>
        </table:table-row>
        <table:table-row table:style-name="TableRow184">
          <table:table-cell table:style-name="TableCell185">
            <text:p text:style-name="P186"><text:span text:style-name="T187">V</text:span><text:span text:style-name="T188">D</text:span><text:span text:style-name="T189">te</text:span><text:span text:style-name="T190"><text:s/></text:span><text:span text:style-name="T191">=</text:span></text:p>
          </table:table-cell>
          <table:table-cell table:style-name="TableCell192">
            <text:p text:style-name="P193"><text:span text:style-name="T194">V</text:span><text:span text:style-name="T195">D</text:span><text:span text:style-name="T196">ex</text:span><text:span text:style-name="T197"><text:s/></text:span><text:span text:style-name="T198">=</text:span></text:p>
          </table:table-cell>
        </table:table-row>
        <table:table-row table:style-name="TableRow199">
          <table:table-cell table:style-name="TableCell200">
            <text:p text:style-name="P201"><text:span text:style-name="T202">I</text:span><text:span text:style-name="T203">1</text:span><text:span text:style-name="T204">te</text:span><text:span text:style-name="T205"><text:s/></text:span><text:span text:style-name="T206">=</text:span></text:p>
          </table:table-cell>
          <table:table-cell table:style-name="TableCell207">
            <text:p text:style-name="P208"><text:span text:style-name="T209">I</text:span><text:span text:style-name="T210">1</text:span><text:span text:style-name="T211">ex</text:span><text:span text:style-name="T212"><text:s/></text:span><text:span text:style-name="T213">=</text:span></text:p>
          </table:table-cell>
        </table:table-row>
        <table:table-row table:style-name="TableRow214">
          <table:table-cell table:style-name="TableCell215">
            <text:p text:style-name="P216"><text:span text:style-name="T217">I</text:span><text:span text:style-name="T218">2</text:span><text:span text:style-name="T219">te</text:span><text:span text:style-name="T220"><text:s/></text:span><text:span text:style-name="T221">=</text:span></text:p>
          </table:table-cell>
          <table:table-cell table:style-name="TableCell222">
            <text:p text:style-name="P223"><text:span text:style-name="T224">I</text:span><text:span text:style-name="T225">2</text:span><text:span text:style-name="T226">ex</text:span><text:span text:style-name="T227"><text:s/></text:span><text:span text:style-name="T228">=</text:span></text:p>
          </table:table-cell>
        </table:table-row>
        <table:table-row table:style-name="TableRow229">
          <table:table-cell table:style-name="TableCell230">
            <text:p text:style-name="P231"><text:span text:style-name="T232">I</text:span><text:span text:style-name="T233">ε</text:span><text:span text:style-name="T234">te</text:span><text:span text:style-name="T235"><text:s/></text:span><text:span text:style-name="T236">=</text:span></text:p>
          </table:table-cell>
          <table:table-cell table:style-name="TableCell237">
            <text:p text:style-name="P238"><text:span text:style-name="T239">I</text:span><text:span text:style-name="T240">ε</text:span><text:span text:style-name="T241">ex</text:span><text:span text:style-name="T242"><text:s/></text:span><text:span text:style-name="T243">=</text:span></text:p>
          </table:table-cell>
        </table:table-row>
        <table:table-row table:style-name="TableRow244">
          <table:table-cell table:style-name="TableCell245">
            <text:p text:style-name="P246"><text:span text:style-name="T247">R</text:span><text:span text:style-name="T248">εq</text:span><text:span text:style-name="T249">te</text:span><text:span text:style-name="T250"><text:s/></text:span><text:span text:style-name="T251">=</text:span></text:p>
          </table:table-cell>
          <table:table-cell table:style-name="TableCell252">
            <text:p text:style-name="P253"><text:span text:style-name="T254">R</text:span><text:span text:style-name="T255">εq</text:span><text:span text:style-name="T256">ex</text:span><text:span text:style-name="T257"><text:s/></text:span><text:span text:style-name="T258">=</text:span></text:p>
          </table:table-cell>
        </table:table-row>
      </table:table>
      <text:p text:style-name="P259"/>
      <text:p text:style-name="P260">Captura de pantalla del circuit implementat amb una eina de simulació</text:p>
      <text:p text:style-name="P261"/>
      <text:p text:style-name="P262"/>
      <text:p text:style-name="P263">2.3 Resistència equivalent: Circuit 2<text:line-break/></text:p>
      <text:p text:style-name="P264">Resolució del problema previ (apartat 1.5)</text:p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>Valors mesurats</text:p>
      <text:p text:style-name="P273">Circuit 2<text:s/></text:p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<text:span text:style-name="T280">V</text:span><text:span text:style-name="T281">C</text:span><text:span text:style-name="T282">te</text:span><text:span text:style-name="T283"><text:s/></text:span><text:span text:style-name="T284">=</text:span></text:p>
          </table:table-cell>
          <table:table-cell table:style-name="TableCell285">
            <text:p text:style-name="P286"><text:span text:style-name="T287">V</text:span><text:span text:style-name="T288">C</text:span><text:span text:style-name="T289">ex</text:span><text:span text:style-name="T290"><text:s/></text:span><text:span text:style-name="T291">=</text:span></text:p>
          </table:table-cell>
        </table:table-row>
        <table:table-row table:style-name="TableRow292">
          <table:table-cell table:style-name="TableCell293">
            <text:p text:style-name="P294"><text:span text:style-name="T295">V</text:span><text:span text:style-name="T296">D</text:span><text:span text:style-name="T297">te</text:span><text:span text:style-name="T298"><text:s/></text:span><text:span text:style-name="T299">=</text:span></text:p>
          </table:table-cell>
          <table:table-cell table:style-name="TableCell300">
            <text:p text:style-name="P301"><text:span text:style-name="T302">V</text:span><text:span text:style-name="T303">D</text:span><text:span text:style-name="T304">ex</text:span><text:span text:style-name="T305"><text:s/></text:span><text:span text:style-name="T306">=</text:span></text:p>
          </table:table-cell>
        </table:table-row>
        <table:table-row table:style-name="TableRow307">
          <table:table-cell table:style-name="TableCell308">
            <text:p text:style-name="P309"><text:span text:style-name="T310">I</text:span><text:span text:style-name="T311">1</text:span><text:span text:style-name="T312">te</text:span><text:span text:style-name="T313"><text:s/></text:span><text:span text:style-name="T314">=</text:span></text:p>
          </table:table-cell>
          <table:table-cell table:style-name="TableCell315">
            <text:p text:style-name="P316"><text:span text:style-name="T317">I</text:span><text:span text:style-name="T318">1</text:span><text:span text:style-name="T319">ex</text:span><text:span text:style-name="T320"><text:s/></text:span><text:span text:style-name="T321">=</text:span></text:p>
          </table:table-cell>
        </table:table-row>
        <table:table-row table:style-name="TableRow322">
          <table:table-cell table:style-name="TableCell323">
            <text:p text:style-name="P324"><text:span text:style-name="T325">I</text:span><text:span text:style-name="T326">2</text:span><text:span text:style-name="T327">te</text:span><text:span text:style-name="T328"><text:s/></text:span><text:span text:style-name="T329">=</text:span></text:p>
          </table:table-cell>
          <table:table-cell table:style-name="TableCell330">
            <text:p text:style-name="P331"><text:span text:style-name="T332">I</text:span><text:span text:style-name="T333">2</text:span><text:span text:style-name="T334">ex</text:span><text:span text:style-name="T335"><text:s/></text:span><text:span text:style-name="T336">=</text:span></text:p>
          </table:table-cell>
        </table:table-row>
        <table:table-row table:style-name="TableRow337">
          <table:table-cell table:style-name="TableCell338">
            <text:p text:style-name="P339"><text:span text:style-name="T340">I</text:span><text:span text:style-name="T341">ε</text:span><text:span text:style-name="T342">te</text:span><text:span text:style-name="T343"><text:s/></text:span><text:span text:style-name="T344">=</text:span></text:p>
          </table:table-cell>
          <table:table-cell table:style-name="TableCell345">
            <text:p text:style-name="P346"><text:span text:style-name="T347">I</text:span><text:span text:style-name="T348">ε</text:span><text:span text:style-name="T349">ex</text:span><text:span text:style-name="T350"><text:s/></text:span><text:span text:style-name="T351">=</text:span></text:p>
          </table:table-cell>
        </table:table-row>
        <table:table-row table:style-name="TableRow352">
          <table:table-cell table:style-name="TableCell353">
            <text:p text:style-name="P354"><text:span text:style-name="T355">R</text:span><text:span text:style-name="T356">εq</text:span><text:span text:style-name="T357">te</text:span><text:span text:style-name="T358"><text:s/></text:span><text:span text:style-name="T359">=</text:span></text:p>
          </table:table-cell>
          <table:table-cell table:style-name="TableCell360">
            <text:p text:style-name="P361"><text:span text:style-name="T362">R</text:span><text:span text:style-name="T363">εq</text:span><text:span text:style-name="T364">ex</text:span><text:span text:style-name="T365"><text:s/></text:span><text:span text:style-name="T366">=</text:span></text:p>
          </table:table-cell>
        </table:table-row>
      </table:table>
      <text:p text:style-name="P367"/>
      <text:p text:style-name="P368">Captura de pantalla del circuit implementat amb una eina de simulació</text:p>
      <text:p text:style-name="P369"/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MU Serif" svg:font-family="CMU Serif" style:font-family-generic="system" style:font-pitch="variable" svg:panose-1="2 0 6 3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tra</meta:initial-creator>
    <dc:creator>astra</dc:creator>
    <meta:creation-date>2020-09-28T21:40:00Z</meta:creation-date>
    <dc:date>2020-09-30T08:52:00Z</dc:date>
    <meta:template xlink:href="Normal" xlink:type="simple"/>
    <meta:editing-cycles>7</meta:editing-cycles>
    <meta:editing-duration>PT480S</meta:editing-duration>
    <meta:document-statistic meta:page-count="3" meta:paragraph-count="2" meta:word-count="198" meta:character-count="1330" meta:row-count="9" meta:non-whitespace-character-count="1134"/>
  </office:meta>
</office:document-meta>
</file>